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mily-generic="system" style:font-charset="x-symbol"/>
    <style:font-face style:name="OpenSymbol" svg:font-family="OpenSymbol" style:font-family-generic="system"/>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Default_20_Text">
      <style:paragraph-properties fo:margin-left="1.251cm" fo:margin-right="0cm" fo:text-indent="0cm" style:auto-text-indent="false">
        <style:tab-stops/>
      </style:paragraph-properties>
    </style:style>
    <style:style style:name="P2" style:family="paragraph" style:parent-style-name="Default_20_Text" style:master-page-name="MP0">
      <style:paragraph-properties style:page-number="auto" fo:break-before="page"/>
    </style:style>
    <style:style style:name="P3" style:family="paragraph" style:parent-style-name="Default_20_Text">
      <style:paragraph-properties>
        <style:tab-stops/>
      </style:paragraph-properties>
      <style:text-properties fo:language="sv" fo:country="FI"/>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ETORAKENTEIDEN HARJOITUSTYÖ, KESÄ 2012</text:p>
      <text:p text:style-name="Default_20_Text"/>
      <text:p text:style-name="Default_20_Text">KÄYTTÖOHJE</text:p>
      <text:p text:style-name="Default_20_Text"/>
      <text:p text:style-name="Default_20_Text">Ohjaaja:<text:tab/><text:tab/>Kristiina Paloheimo</text:p>
      <text:p text:style-name="Default_20_Text">Ryhmä:<text:tab/><text:tab/>2, ajanjakso 14.5. - 15.6.2012</text:p>
      <text:p text:style-name="Default_20_Text">Tekijä:<text:tab/><text:tab/><text:tab/>Hannu Niittymaa</text:p>
      <text:p text:style-name="Default_20_Text">Opiskelijanumero:<text:tab/>012514364</text:p>
      <text:p text:style-name="Default_20_Text"/>
      <text:p text:style-name="Default_20_Text">Aihe</text:p>
      <text:p text:style-name="Default_20_Text"/>
      <text:p text:style-name="P1">Reitinetsintä verkossa: Dijkstran algoritmi</text:p>
      <text:p text:style-name="Default_20_Text"/>
      <text:p text:style-name="Default_20_Text">Koodin kääntäminen</text:p>
      <text:p text:style-name="Default_20_Text"/>
      <text:p text:style-name="P1">Palautuksessa mukana valmis ajettava ohjelma.</text:p>
      <text:p text:style-name="Default_20_Text"/>
      <text:p text:style-name="Default_20_Text">Ohjelman suoritus</text:p>
      <text:p text:style-name="P1"/>
      <text:p text:style-name="P1">Ohjelma kysyy ensin, halutaanko ylipäätänsä tulostaa tulosta. Mikäli halutaan tulostaa output, niin seuraavaksi kysytään, halutaanko tulostus tiedostoon. Mikäli valitaan K eli kyllä, niin ohjelma tulostaa lyhimmät reitit eri solmuihin tiedostoon, jonka nimi on myöhemmin kysyttävän syötetiedoston nimi lisättynä .out prefiksillä. Mikäli tulostusta ei haluta tiedostoon eli vastataan E, niin ohjelma tulostaa lyhimmät reitit näytölle.</text:p>
      <text:p text:style-name="P1"/>
      <text:p text:style-name="P1">Seuraavaksi kysytään, halutaanko muodostaa verkon kuvaus. Mikäli vastataan K eli kyllä, niin ohjelma muodostaa Javan Math.random -metodilla satunnaisen verkon. Syötteenä satunnaisen verkon luomiseksi kysytään verkon solmujen lukumäärä, kaarien lukumäärä ja aloitussolmu.</text:p>
      <text:p text:style-name="P1"/>
      <text:p text:style-name="P1">Lopuksi kysytään tiedostoa, jossa verkko on kuvattuna. Tämä voi olla olemassa oleva eli edelliseen kysymykseen on vastattu E tai jos halutaan muodostaa verkon kuvaus, niin uusi tiedosto.</text:p>
      <text:p text:style-name="P3"/>
      <text:p text:style-name="Default_20_Text">Syötteiden muoto</text:p>
      <text:p text:style-name="Default_20_Text"><text:tab/></text:p>
      <text:p text:style-name="P1">Mikäli halutaan muodostaan satunnainen verkko, niin verkon ”tiheyttä” voidaan säätää solmujen ja kaarien suhteella. Esimerkiksi jos solmuja on 100, niin valitsemalla kaarien määräksi 1000, saadaan joka solmusta lähtemään keskimäärin 10 kaarta. Tosin on huomattava, että ohjelmassa ei huomioida, jos satunnaisesti generoidaan useampi kaari tietystä solmusta tiettyyn solmuun. Tällöin ainoastaan jälkimmäisen kustannus on voimassa.</text:p>
      <text:p text:style-name="P1"/>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mily-generic="system" style:font-charset="x-symbol"/>
    <style:font-face style:name="OpenSymbol" svg:font-family="OpenSymbol" style:font-family-generic="system"/>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i" fo:country="FI"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i" fo:country="FI"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hyphenation-ladder-count="no-limit"/>
      <style:text-properties fo:hyphenate="false" fo:hyphenation-remain-char-count="0" fo:hyphenation-push-char-count="0"/>
    </style:style>
    <style:style style:name="Normaali" style:family="paragraph">
      <style:paragraph-properties fo:hyphenation-ladder-count="no-limit"/>
      <style:text-properties fo:hyphenate="false" fo:hyphenation-remain-char-count="0" fo:hyphenation-push-char-count="0"/>
    </style:style>
    <style:style style:name="Heading" style:family="paragraph" style:parent-style-name="Default_20_Text" style:next-style-name="Text_20_Body_20_Single"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fo:hyphenation-ladder-count="no-limit"/>
      <style:text-properties fo:hyphenate="false" fo:hyphenation-remain-char-count="0" fo:hyphenation-push-char-count="0"/>
    </style:style>
    <style:style style:name="Luettelo" style:family="paragraph" style:parent-style-name="Text_20_Body_20_Single">
      <style:paragraph-properties fo:hyphenation-ladder-count="no-limit"/>
      <style:text-properties fo:hyphenate="false" fo:hyphenation-remain-char-count="0" fo:hyphenation-push-char-count="0"/>
    </style:style>
    <style:style style:name="Caption" style:family="paragraph" style:parent-style-name="Default_20_Text"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Default_20_Text"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Default_20_Text"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Kappaleen_20_oletusfontti" style:display-name="Kappaleen oletusfontti"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ki" style:family="text" style:parent-style-name="Kappaleen_20_oletusfontti">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Hannu-Pekka Niittymaa</meta:initial-creator>
    <meta:creation-date>2012-05-21T12:54:00Z</meta:creation-date>
    <dc:date>2012-06-11T11:57:30</dc:date>
    <meta:editing-cycles>9</meta:editing-cycles>
    <meta:editing-duration>PT02H16M41S</meta:editing-duration>
    <meta:document-statistic meta:table-count="0" meta:image-count="0" meta:object-count="0" meta:page-count="1" meta:paragraph-count="17" meta:word-count="199" meta:character-count="1631"/>
    <dc:creator>Hannu-Pekka Niittymaa</dc:creator>
    <meta:user-defined meta:name="Info 1"/>
    <meta:user-defined meta:name="Info 2"/>
    <meta:user-defined meta:name="Info 3"/>
    <meta:user-defined meta:name="Info 4"/>
    <meta:template xlink:type="simple" xlink:actuate="onRequest" xlink:title="" xlink:href="Normal"/>
  </office:meta>
</office:document-meta>
</file>